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paragraph-rsid="000c62e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paragraph-rsid="000c62e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Liberation Serif" fo:font-size="12pt" fo:font-weight="bold" officeooo:rsid="000c62ea" officeooo:paragraph-rsid="000c62e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text-position="0% 100%" style:font-name="Liberation Serif" fo:font-size="12pt" fo:font-weight="normal" officeooo:paragraph-rsid="000c62ea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fo:font-size="12pt" fo:font-weight="normal" officeooo:paragraph-rsid="000c62ea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use-window-font-color="true" style:font-name="Liberation Serif" fo:font-size="12pt" fo:font-weight="normal" officeooo:paragraph-rsid="000c62ea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use-window-font-color="true" style:font-name="Liberation Serif" fo:font-size="12pt" fo:font-weight="normal" officeooo:paragraph-rsid="000c62ea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0c62ea"/>
    </style:style>
    <style:style style:name="T1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position="super 58%"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use-window-font-color="true"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use-window-font-color="true" style:text-position="0% 100%" style:font-name="Liberation Serif" fo:font-size="12pt" fo:font-weight="normal" officeooo:rsid="001103d9" style:font-size-asian="12pt" style:font-weight-asian="normal" style:font-size-complex="12pt" style:font-weight-complex="normal"/>
    </style:style>
    <style:style style:name="T6" style:family="text">
      <style:text-properties officeooo:rsid="001103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adlock detection and recovery</text:p>
      <text:p text:style-name="P2"/>
      <text:p text:style-name="P2">Deadlock detection</text:p>
      <text:list xml:id="list915752700" text:style-name="L1">
        <text:list-item>
          <text:p text:style-name="P5">The system is already in a deadlock.</text:p>
        </text:list-item>
        <text:list-item>
          <text:p text:style-name="P5">The system provides </text:p>
          <text:list>
            <text:list-item>
              <text:p text:style-name="P5">A deadlock-detection algorithm and</text:p>
            </text:list-item>
            <text:list-item>
              <text:p text:style-name="P5">A deadlock-recovery algorithm.</text:p>
            </text:list-item>
          </text:list>
        </text:list-item>
        <text:list-item>
          <text:p text:style-name="P5">In this method the downside is not only the runtime overhead of maintaining necessary information and running of algorithms but also of the losses inherent in recovering from a deadlock.</text:p>
        </text:list-item>
      </text:list>
      <text:p text:style-name="P2"/>
      <text:p text:style-name="P2"><text:bookmark text:name="Deadlock detection algorithms"/>Deadlock-detection algorithms</text:p>
      <text:list xml:id="list614834509" text:style-name="L2">
        <text:list-item>
          <text:p text:style-name="P8"><text:span text:style-name="T1">Systems having only a single instance of each resource - Determining cycles in a </text:span><text:span text:style-name="T2">wait-for graph</text:span><text:span text:style-name="T1">(n</text:span><text:span text:style-name="T3">2</text:span><text:span text:style-name="T4">), n is number of processes.</text:span><text:span text:style-name="T5">(Figure 36)</text:span></text:p>
        </text:list-item>
        <text:list-item>
          <text:p text:style-name="P8"><text:span text:style-name="T1">Systems having multiple instances of each resource - Bankers algorithms(n</text:span><text:span text:style-name="T3">2</text:span><text:span text:style-name="T4">m), m is the number of resource-types.</text:span></text:p>
        </text:list-item>
      </text:list>
      <text:p text:style-name="P4"/>
      <text:p text:style-name="P2"><text:bookmark text:name="Deadlock detection usage"/>Detection algorithm usage</text:p>
      <text:list xml:id="list2144719554" text:style-name="L3">
        <text:list-item>
          <text:p text:style-name="P6">In the extreme case invoke it every time a resource request cannot be satisfied and a process must wait. This request might be the one which completes a cycle. This is very expensive though the exact request that triggered the deadlock can be identified</text:p>
        </text:list-item>
        <text:list-item>
          <text:p text:style-name="P6">Invoke the algorithm when CPU utilization falls below a certain level or at fixed intervals. The exact request that caused triggered the deadlock cannot be identified.</text:p>
        </text:list-item>
      </text:list>
      <text:p text:style-name="P1"/>
      <text:p text:style-name="P2">Deadlock recovery</text:p>
      <text:list xml:id="list312030864" text:style-name="L4">
        <text:list-item>
          <text:p text:style-name="P7">Process termination</text:p>
        </text:list-item>
        <text:list-item>
          <text:p text:style-name="P7">Preempt resour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31T19:00:09</meta:creation-date>
    <dc:date>2013-01-23T12:36:17</dc:date>
    <dc:creator>Kempa </dc:creator>
    <meta:editing-duration>PT1M58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1" meta:paragraph-count="16" meta:word-count="183" meta:character-count="1142" meta:non-whitespace-character-count="985"/>
  </office:meta>
</office:document-meta>
</file>